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Outpu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Output.getTempla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Output.GeneratorOutput( Writer outWriter , String templateName , HashMap &lt; String , Object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Output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